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972in"/>
    </style:style>
    <style:style style:name="co2" style:family="table-column">
      <style:table-column-properties fo:break-before="auto" style:column-width="3.3236in"/>
    </style:style>
    <style:style style:name="co3" style:family="table-column">
      <style:table-column-properties fo:break-before="auto" style:column-width="2.9264in"/>
    </style:style>
    <style:style style:name="co4" style:family="table-column">
      <style:table-column-properties fo:break-before="auto" style:column-width="5.5673in"/>
    </style:style>
    <style:style style:name="co5" style:family="table-column">
      <style:table-column-properties fo:break-before="auto" style:column-width="3.0047in"/>
    </style:style>
    <style:style style:name="co6" style:family="table-column">
      <style:table-column-properties fo:break-before="auto" style:column-width="2.3583in"/>
    </style:style>
    <style:style style:name="co7" style:family="table-column">
      <style:table-column-properties fo:break-before="auto" style:column-width="4.428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764in" fo:break-before="auto" style:use-optimal-row-height="false"/>
    </style:style>
    <style:style style:name="ro3" style:family="table-row">
      <style:table-row-properties style:row-height="0.2484in" fo:break-before="auto" style:use-optimal-row-height="false"/>
    </style:style>
    <style:style style:name="ro4" style:family="table-row">
      <style:table-row-properties style:row-height="1.6165in" fo:break-before="auto" style:use-optimal-row-height="false"/>
    </style:style>
    <style:style style:name="ro5" style:family="table-row">
      <style:table-row-properties style:row-height="1.4193in" fo:break-before="auto" style:use-optimal-row-height="true"/>
    </style:style>
    <style:style style:name="ro6" style:family="table-row">
      <style:table-row-properties style:row-height="0.3311in" fo:break-before="auto" style:use-optimal-row-height="true"/>
    </style:style>
    <style:style style:name="ro7" style:family="table-row">
      <style:table-row-properties style:row-height="2.2591in" fo:break-before="auto" style:use-optimal-row-height="false"/>
    </style:style>
    <style:style style:name="ro8" style:family="table-row">
      <style:table-row-properties style:row-height="1.9917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fo:wrap-option="wrap"/>
    </style:style>
    <style:style style:name="ce2" style:family="table-cell" style:parent-style-name="Default" style:data-style-name="N37"/>
    <style:style style:name="ce3" style:family="table-cell" style:parent-style-name="Default">
      <style:table-cell-properties fo:background-color="#ffd8ce"/>
    </style:style>
    <style:style style:name="ce4" style:family="table-cell" style:parent-style-name="Default">
      <style:table-cell-properties fo:background-color="#ea7500" fo:wrap-option="wrap"/>
    </style:style>
    <style:style style:name="ce9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line-through-type="single"/>
    </style:style>
    <style:style style:name="T2" style:family="text">
      <style:text-properties fo:font-size="10pt" style:text-line-through-type="single" style:font-size-asian="10pt" style:font-size-complex="10pt"/>
    </style:style>
    <style:style style:name="T3" style:family="text">
      <style:text-properties fo:color="#8d281e"/>
    </style:style>
    <style:style style:name="T4" style:family="text">
      <style:text-properties style:font-name="Liberation Sans" fo:font-size="10pt" fo:font-weight="normal" style:text-underline-style="none" style:text-underline-color="font-color" style:text-line-through-type="singl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7" table:default-cell-style-name="Default"/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2" office:value-type="date" office:date-value="2023-11-21" calcext:value-type="date">
            <text:p>11/21/23</text:p>
          </table:table-cell>
          <table:table-cell table:style-name="ce2" office:value-type="date" office:date-value="2023-11-22" calcext:value-type="date">
            <text:p>11/22/23</text:p>
          </table:table-cell>
          <table:table-cell table:style-name="ce2" office:value-type="date" office:date-value="2024-11-23" calcext:value-type="date">
            <text:p>11/23/24</text:p>
          </table:table-cell>
          <table:table-cell table:style-name="ce2" office:value-type="date" office:date-value="2023-11-24" calcext:value-type="date">
            <text:p>11/24/23</text:p>
          </table:table-cell>
          <table:table-cell table:style-name="ce2" office:value-type="date" office:date-value="2023-11-27" calcext:value-type="date">
            <text:p>11/27/23</text:p>
          </table:table-cell>
          <table:table-cell table:style-name="ce2" office:value-type="date" office:date-value="2023-11-28" calcext:value-type="date">
            <text:p>11/28/2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ime Spent</text:p>
          </table:table-cell>
          <table:table-cell office:value-type="string" calcext:value-type="string">
            <text:p>4 hours</text:p>
          </table:table-cell>
          <table:table-cell office:value-type="string" calcext:value-type="string">
            <text:p>7 hours</text:p>
          </table:table-cell>
          <table:table-cell/>
          <table:table-cell office:value-type="string" calcext:value-type="string">
            <text:p>5 hours</text:p>
          </table:table-cell>
          <table:table-cell office:value-type="string" calcext:value-type="string">
            <text:p>4 hours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Completed</text:p>
          </table:table-cell>
          <table:table-cell table:style-name="ce1" office:value-type="string" calcext:value-type="string">
            <text:p>landing page</text:p>
          </table:table-cell>
          <table:table-cell table:style-name="ce1" office:value-type="string" calcext:value-type="string">
            <text:p>1. Feed events into view, by user id (only grabs by client_id currently)2. Save Events to Database.</text:p>
          </table:table-cell>
          <table:table-cell table:style-name="ce4" office:value-type="string" calcext:value-type="string">
            <text:p>1. Can click events</text:p>
            <text:p>2. ctr + enter to make a new line in a cell libercalc</text:p>
            <text:p>3.</text:p>
          </table:table-cell>
          <table:table-cell table:style-name="ce1"/>
          <table:table-cell table:style-name="ce1" office:value-type="string" calcext:value-type="string">
            <text:p>Finished writing update modal .</text:p>
          </table:table-cell>
          <table:table-cell table:style-name="ce1" table:number-columns-repeated="1018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Short term Goals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1. Design new modal</text:p>
            <text:p><text:span text:style-name="T2">1.1 can update Events</text:span></text:p>
            <text:p><text:span text:style-name="T1">1.2 Tutor can See Events Scheduled</text:span></text:p>
            <text:p><text:span text:style-name="T1">1.3 Tutor approves or Denies Event</text:span></text:p>
            <text:p>1.4 Edit modal Size, Transitions</text:p>
            <text:p/>
            <text:p><text:span text:style-name="T1">2. back end for updating event</text:span></text:p>
            <text:p><text:span text:style-name="T1">3. Change color for Pending events to light blue</text:span></text:p>
            <text:p><text:span text:style-name="T1">4. Approved Events are dark blue</text:span></text:p>
            <text:p>5. Make calender smaller on screen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2" office:value-type="date" office:date-value="2023-11-27" calcext:value-type="date">
            <text:p>11/27/23</text:p>
          </table:table-cell>
          <table:table-cell table:style-name="ce2" office:value-type="date" office:date-value="2023-11-28" calcext:value-type="date">
            <text:p>11/28/23</text:p>
          </table:table-cell>
          <table:table-cell table:style-name="ce2" office:value-type="date" office:date-value="2023-11-29" calcext:value-type="date">
            <text:p>11/29/23</text:p>
          </table:table-cell>
          <table:table-cell table:style-name="ce2" office:value-type="date" office:date-value="2023-11-30" calcext:value-type="date">
            <text:p>11/30/23</text:p>
          </table:table-cell>
          <table:table-cell table:style-name="ce2" office:value-type="date" office:date-value="2023-12-01" calcext:value-type="date">
            <text:p>12/01/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me Spent</text:p>
          </table:table-cell>
          <table:table-cell table:number-columns-repeated="2" office:value-type="string" calcext:value-type="string">
            <text:p>4 hours</text:p>
          </table:table-cell>
          <table:table-cell office:value-type="string" calcext:value-type="string">
            <text:p>nothing</text:p>
          </table:table-cell>
          <table:table-cell office:value-type="string" calcext:value-type="string">
            <text:p>4 hours</text:p>
          </table:table-cell>
          <table:table-cell office:value-type="string" calcext:value-type="string">
            <text:p>Deploy to produc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orked on</text:p>
          </table:table-cell>
          <table:table-cell office:value-type="string" calcext:value-type="string">
            <text:p>Finished writing update modal </text:p>
          </table:table-cell>
          <table:table-cell office:value-type="string" calcext:value-type="string">
            <text:p>edits to modal, different view for different user</text:p>
          </table:table-cell>
          <table:table-cell table:number-columns-repeated="2"/>
          <table:table-cell office:value-type="string" calcext:value-type="string">
            <text:p>add type for admin to show availibility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worked on update API request was stuck for hours</text:p>
          </table:table-cell>
          <table:table-cell table:number-columns-repeated="2"/>
          <table:table-cell office:value-type="string" calcext:value-type="string">
            <text:p>brings back tutors events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ompleted</text:p>
          </table:table-cell>
          <table:table-cell table:number-columns-repeated="3"/>
          <table:table-cell office:value-type="string" calcext:value-type="string">
            <text:p>change color events (function in view)</text:p>
          </table:table-cell>
          <table:table-cell table:number-columns-repeated="1019"/>
        </table:table-row>
        <table:table-row table:style-name="ro1">
          <table:table-cell/>
          <table:table-cell table:style-name="ce1"/>
          <table:table-cell table:number-columns-repeated="1022"/>
        </table:table-row>
        <table:table-row table:style-name="ro5">
          <table:table-cell/>
          <table:table-cell office:value-type="string" calcext:value-type="string">
            <text:p>longer term: 1.new Database Migrations, rename stuff</text:p>
            <text:p>2. Fix Calender Time: S<text:span text:style-name="T1">tored as UTC time</text:span></text:p>
            <text:p>     Displayed as Eastern</text:p>
          </table:table-cell>
          <table:table-cell table:style-name="ce3" office:value-type="string" calcext:value-type="string">
            <text:p>1. Design new modal</text:p>
            <text:p>1.1- should clear modal or make new one.</text:p>
            <text:p><text:span text:style-name="T1">1.2 Tutor can See Events Scheduled:</text:span></text:p>
            <text:p><text:span text:style-name="T3">1.3 Back end Validation for updating events</text:span></text:p>
            <text:p>1.4 Edit modal Size, Transitions</text:p>
            <text:p/>
            <text:p><text:span text:style-name="T1">3. Change color for Pending events to light blue</text:span></text:p>
            <text:p>4. <text:span text:style-name="T1">Approved Events are Green</text:span></text:p>
            <text:p>5. Make Calender smaller on screen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2" office:value-type="date" office:date-value="2023-12-04" calcext:value-type="date">
            <text:p>12/04/23</text:p>
          </table:table-cell>
          <table:table-cell table:style-name="ce2" office:value-type="date" office:date-value="2023-12-05" calcext:value-type="date">
            <text:p>12/05/23</text:p>
          </table:table-cell>
          <table:table-cell table:style-name="ce2" office:value-type="date" office:date-value="2023-12-06" calcext:value-type="date">
            <text:p>12/06/23</text:p>
          </table:table-cell>
          <table:table-cell table:style-name="ce2" office:value-type="date" office:date-value="2023-12-07" calcext:value-type="date">
            <text:p>12/07/23</text:p>
          </table:table-cell>
          <table:table-cell table:style-name="ce2" office:value-type="date" office:date-value="2023-12-08" calcext:value-type="date">
            <text:p>12/08/2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 hours</text:p>
          </table:table-cell>
          <table:table-cell office:value-type="string" calcext:value-type="string">
            <text:p>NOTHING</text:p>
          </table:table-cell>
          <table:table-cell office:value-type="string" calcext:value-type="string">
            <text:p>2 hours</text:p>
          </table:table-cell>
          <table:table-cell office:value-type="string" calcext:value-type="string">
            <text:p>3 hours then got busy with work</text:p>
          </table:table-cell>
          <table:table-cell office:value-type="string" calcext:value-type="string">
            <text:p>got emails to send locally</text:p>
          </table:table-cell>
          <table:table-cell table:number-columns-repeated="1018"/>
        </table:table-row>
        <table:table-row table:style-name="ro6">
          <table:table-cell/>
          <table:table-cell office:value-type="string" calcext:value-type="string">
            <text:p>Spent all day trying to get this site to work on Production</text:p>
          </table:table-cell>
          <table:table-cell/>
          <table:table-cell office:value-type="string" calcext:value-type="string">
            <text:p>removed chirps locally. Issue with Production build with vite on dev. </text:p>
          </table:table-cell>
          <table:table-cell office:value-type="string" calcext:value-type="string">
            <text:p>Emails are “sending” locally, don’t see </text:p>
            <text:p>Local mail server. And message is messed up</text:p>
          </table:table-cell>
          <table:table-cell office:value-type="string" calcext:value-type="string">
            <text:p>they go to the local email server!! </text:p>
          </table:table-cell>
          <table:table-cell table:number-columns-repeated="1018"/>
        </table:table-row>
        <table:table-row table:style-name="ro7">
          <table:table-cell/>
          <table:table-cell office:value-type="string" calcext:value-type="string">
            <text:p>solution was found by looking at different logging files</text:p>
            <text:p>in public directory, and the actual project solution. </text:p>
            <text:p>i had to build the front end and put the build file in </text:p>
            <text:p>the public directory. moving the public directory from</text:p>
            <text:p>the main project folder public caused a sht ton of issues. </text:p>
            <text:p>still not sure if that is the best thing to do but i for now i'm doing it.</text:p>
            <text:p>I had to edit index.php to get remap everything.</text:p>
            <text:p>Edit hosts file on local pc to view site. WEBSITE IS UP</text:p>
            <text:p/>
          </table:table-cell>
          <table:table-cell/>
          <table:table-cell table:style-name="ce3" office:value-type="string" calcext:value-type="string">
            <text:p><text:a xlink:href="mailto:Dragondoor@6665" xlink:type="simple">Dragondoor@6665</text:a></text:p>
          </table:table-cell>
          <table:table-cell office:value-type="string" calcext:value-type="string">
            <text:p>set up email:</text:p>
            <text:p>dig -x 49.24.222.67.in-adr.arpa</text:p>
            <text:p>Returns ndxdomain. I think I think</text:p>
            <text:p>I need to set the domain godaddy.</text:p>
            <text:p>Sending email says: 550 invalid DNS MX </text:p>
          </table:table-cell>
          <table:table-cell office:value-type="string" calcext:value-type="string">
            <text:p>p<text:span text:style-name="T5">hp artisan cache:clear</text:span></text:p>
            <text:p><text:span text:style-name="T5">php artisan view:clear</text:span></text:p>
            <text:p><text:span text:style-name="T5">php artisan config:clear</text:span></text:p>
            <text:p><text:span text:style-name="T5">I spent hours on this stupid thing </text:span></text:p>
            <text:p><text:span text:style-name="T5">Trying to get it to work, finally</text:span></text:p>
            <text:p><text:span text:style-name="T5">I just commits my good good,</text:span></text:p>
            <text:p><text:span text:style-name="T5">Stopped and restarted sail. And I </text:span></text:p>
            <text:p><text:span text:style-name="T5">had a crazy permission error</text:span></text:p>
            <text:p><text:span text:style-name="T5">About a logging file. Basically </text:span></text:p>
            <text:p><text:span text:style-name="T5">after I ran the chowns,  </text:span></text:p>
            <text:p><text:span text:style-name="T5">And cleared cache my orginal </text:span></text:p>
            <text:p><text:span text:style-name="T5">Problem was fixed.</text:span>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date" office:date-value="2023-12-07" calcext:value-type="date">
            <text:p>12/07/23</text:p>
          </table:table-cell>
          <table:table-cell table:style-name="ce2" office:value-type="date" office:date-value="2023-12-08" calcext:value-type="date">
            <text:p>12/08/23</text:p>
          </table:table-cell>
          <table:table-cell table:style-name="ce2" office:value-type="date" office:date-value="2023-12-09" calcext:value-type="date">
            <text:p>12/09/23</text:p>
          </table:table-cell>
          <table:table-cell/>
          <table:table-cell office:value-type="string" calcext:value-type="string">
            <text:p>\</text:p>
          </table:table-cell>
          <table:table-cell table:number-columns-repeated="1018"/>
        </table:table-row>
        <table:table-row table:style-name="ro8">
          <table:table-cell table:number-columns-repeated="2"/>
          <table:table-cell office:value-type="string" calcext:value-type="string">
            <text:p><text:span text:style-name="T1">add Privacy Policy</text:span></text:p>
            <text:p><text:span text:style-name="T4">Add Terms of Use</text:span></text:p>
            <text:p><text:span text:style-name="T4">Remove 10:00pm – 6-am times on calendar</text:span></text:p>
            <text:p><text:span text:style-name="T4">Calendar Page check device look - &gt; made it look</text:span></text:p>
            <text:p><text:span text:style-name="T4">Just a bit better</text:span></text:p>
          </table:table-cell>
          <table:table-cell office:value-type="string" calcext:value-type="string">
            <text:p>1. Add Information of client and Tutor in calendar view</text:p>
            <text:p/>
            <text:p><text:span text:style-name="T1">2. click escape closes the modal</text:span></text:p>
            <text:p>3. add a type for Availibility</text:p>
            <text:p>4. Add Paypall page</text:p>
            <text:p>5. Add Toasts</text:p>
            <text:p>6. back end validation for availibilty</text:p>
            <text:p>7. sending reminder emails for Scheduled sessions</text:p>
            <text:p>8. showing already scheduled events as taken</text:p>
            <text:p>9. Show which tutor profile page you are on</text:p>
            <text:p>10. Add photo</text:p>
          </table:table-cell>
          <table:table-cell office:value-type="string" calcext:value-type="string">
            <text:p>1. save out notes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3 hours</text:p>
          </table:table-cell>
          <table:table-cell office:value-type="string" calcext:value-type="string">
            <text:p>6 hour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n PR Fixed 2 bugs on calender. Cleaned up device authenticated layou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upgraded vite to version 5+ from 4+</text:p>
          </table:table-cell>
          <table:table-cell table:number-columns-repeated="1020"/>
        </table:table-row>
      </table:table>
      <table:table table:name="Sheet2" table:style-name="ta1">
        <table:table-column table:style-name="co8" table:number-columns-repeated="3" table:default-cell-style-name="Default"/>
        <table:table-column table:style-name="co8" table:number-columns-repeated="4" table:default-cell-style-name="ce9"/>
        <table:table-row table:style-name="ro1" table:number-rows-repeated="8">
          <table:table-cell table:number-columns-repeated="3"/>
          <table:table-cell table:style-name="Default" table:number-columns-repeated="4"/>
        </table:table-row>
        <table:table-row table:style-name="ro1" table:number-rows-repeated="10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3T22:47:30.738231019</meta:creation-date>
    <dc:date>2023-12-14T02:01:27.337877762</dc:date>
    <meta:editing-duration>P1DT10H51M38S</meta:editing-duration>
    <meta:editing-cycles>16</meta:editing-cycles>
    <meta:generator>LibreOffice/7.3.7.2$Linux_X86_64 LibreOffice_project/30$Build-2</meta:generator>
    <meta:document-statistic meta:table-count="2" meta:cell-count="68" meta:object-count="0"/>
  </office:meta>
</office:document-meta>
</file>